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adornments="Book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33cdc3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359074"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rsid="000c7d58" officeooo:paragraph-rsid="0033cdc3" fo:hyphenate="true" fo:hyphenation-remain-char-count="2" fo:hyphenation-push-char-count="2"/>
    </style:style>
    <style:style style:name="P4" style:family="paragraph" style:parent-style-name="Heading_20_1">
      <style:text-properties style:font-name="URW Chancery L1" officeooo:paragraph-rsid="001c5b4c"/>
    </style:style>
    <style:style style:name="T1" style:family="text">
      <style:text-properties officeooo:rsid="001c5b4c"/>
    </style:style>
    <style:style style:name="T2" style:family="text">
      <style:text-properties officeooo:rsid="0021cd4e"/>
    </style:style>
    <style:style style:name="T3" style:family="text">
      <style:text-properties officeooo:rsid="0023f02e"/>
    </style:style>
    <style:style style:name="T4" style:family="text">
      <style:text-properties officeooo:rsid="0027065d"/>
    </style:style>
    <style:style style:name="T5" style:family="text">
      <style:text-properties officeooo:rsid="002ad14a"/>
    </style:style>
    <style:style style:name="T6" style:family="text">
      <style:text-properties officeooo:rsid="001ae2b7"/>
    </style:style>
    <style:style style:name="T7" style:family="text">
      <style:text-properties officeooo:rsid="0033cdc3"/>
    </style:style>
    <style:style style:name="T8" style:family="text">
      <style:text-properties officeooo:rsid="000c7d58"/>
    </style:style>
    <style:style style:name="T9" style:family="text">
      <style:text-properties officeooo:rsid="00359074"/>
    </style:style>
    <style:style style:name="T10" style:family="text">
      <style:text-properties fo:font-style="normal" officeooo:rsid="000c7d58" style:font-style-asian="normal" style:font-style-complex="normal"/>
    </style:style>
    <style:style style:name="T11" style:family="text">
      <style:text-properties fo:font-style="normal" officeooo:rsid="00359074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4">Java </text:span><text:span text:style-name="T1">(</text:span><text:span text:style-name="T5">07</text:span><text:span text:style-name="T1">.</text:span><text:span text:style-name="T2">0</text:span><text:span text:style-name="T5">2</text:span><text:span text:style-name="T1">.201</text:span><text:span text:style-name="T3">1</text:span><text:span text:style-name="T1">)</text:span></text:h>
      <text:list xml:id="list323284941" text:style-name="L1">
        <text:list-item>
          <text:p text:style-name="P3">Определите <text:span text:style-name="T7">класс</text:span> для хранения информации о <text:span text:style-name="T6">сталеваре</text:span>: <text:span text:style-name="T6">фамилия, инициалы (два поля </text:span><text:span text:style-name="Код"><text:span text:style-name="T6">char</text:span></text:span><text:span text:style-name="T6">), количество использованного сталеваром материала (кг), запланированное для использования количество материала (кг)</text:span>. <text:span text:style-name="T7">Создайте конструктор для инициализации полей</text:span> и <text:span text:style-name="T7">переопределите метод</text:span> <text:span text:style-name="Код"><text:span text:style-name="T7">toString</text:span></text:span>. </text:p>
        </text:list-item>
        <text:list-item>
          <text:p text:style-name="P1"><text:span text:style-name="T8">Создайте класс сталеварни, содержащей список сталеваров, опишите конструктор без параметров и метод для трудоустройства сталевара в данную сталеварню. Переопределите метод </text:span><text:span text:style-name="Код"><text:span text:style-name="T8">toString</text:span></text:span><text:span text:style-name="T8">. </text:span></text:p>
        </text:list-item>
        <text:list-item>
          <text:p text:style-name="P2"><text:span text:style-name="T10">Создайте метод класса сталеварни, который возвращает список из первых </text:span><text:span text:style-name="Код"><text:span text:style-name="T10">n</text:span></text:span><text:span text:style-name="T10"> сталеваров, отсортированных по заданному критерию-компаратору. Создайте компаратор, сравнивающий количество сэкономленного материала у двух сталеваров (разность количества запланированного </text:span><text:span text:style-name="T11">и количества</text:span><text:span text:style-name="T10"> использованного материала).</text:span></text:p>
        </text:list-item>
        <text:list-item>
          <text:p text:style-name="P2"><text:span text:style-name="T11">Создайте методы для сохранения в файл и загрузки из файла информации о сталеварн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adornments="Book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2-06T19:31:26</dc:date>
    <dc:creator>Artem Pelenitsyn</dc:creator>
    <meta:editing-duration>PT01H52M45S</meta:editing-duration>
    <meta:editing-cycles>18</meta:editing-cycles>
    <meta:generator>OpenOffice.org/3.2$Linux OpenOffice.org_project/320m19$Build-9505</meta:generator>
    <meta:document-statistic meta:table-count="0" meta:image-count="0" meta:object-count="0" meta:page-count="1" meta:paragraph-count="5" meta:word-count="103" meta:character-count="872"/>
  </office:meta>
</office:document-meta>
</file>